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36cm"/>
    </style:style>
    <style:style style:name="co3" style:family="table-column">
      <style:table-column-properties fo:break-before="auto" style:column-width="7.742cm"/>
    </style:style>
    <style:style style:name="co4" style:family="table-column">
      <style:table-column-properties fo:break-before="auto" style:column-width="3.246cm"/>
    </style:style>
    <style:style style:name="co5" style:family="table-column">
      <style:table-column-properties fo:break-before="auto" style:column-width="19.868cm"/>
    </style:style>
    <style:style style:name="co6" style:family="table-column">
      <style:table-column-properties fo:break-before="auto" style:column-width="12.381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9" style:family="table-cell" style:parent-style-name="Default">
      <style:table-cell-properties fo:background-color="#00cc00"/>
    </style:style>
    <style:style style:name="ce10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ce13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37">
      <style:table-cell-properties fo:background-color="#00cc00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2" table:default-cell-style-name="ce7"/>
        <table:table-column table:style-name="co1" table:number-columns-repeated="3" table:default-cell-style-name="ce3"/>
        <table:table-column table:style-name="co3" table:default-cell-style-name="ce7"/>
        <table:table-column table:style-name="co1" table:number-columns-repeated="1018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VE</text:p>
          </table:table-cell>
          <table:table-cell table:style-name="ce8" office:value-type="string">
            <text:p>Crypter les mots de passe</text:p>
          </table:table-cell>
          <table:table-cell table:style-name="ce13" office:value-type="date" office:date-value="2018-03-16">
            <text:p>16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ssagerie instantané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Script : Si compo équipe null, prendre en compte la compo précédente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office:value-type="string">
            <text:p>Modif script initDebutJournee.php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TVE</text:p>
          </table:table-cell>
          <table:table-cell table:style-name="ce9" office:value-type="string">
            <text:p>Savoir les blessés/suspendus pour la prochaine journée</text:p>
          </table:table-cell>
          <table:table-cell table:style-name="ce13" office:value-type="date" office:date-value="2018-03-19">
            <text:p>19/03/18</text:p>
          </table:table-cell>
          <table:table-cell table:style-name="ce4" office:value-type="string">
            <text:p>X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MPL</text:p>
          </table:table-cell>
          <table:table-cell table:style-name="ce9" office:value-type="string">
            <text:p>Ajout title sur capitaine dans création équipe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Default" office:value-type="string">
            <text:p>Passer valeur tontonpar à -1,5 au lieu de -1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Possibilité de faire un changement tactique après le début de la journée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Ajouter pari sur son match pour gagner un bonus 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Refactor page création ligue pour faire contrôle en js sur clic bouton au lieu de faire des messages côté serveur 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9" office:value-type="string">
            <text:p>Ajout dump BDD quand init de la journée</text:p>
          </table:table-cell>
          <table:table-cell table:style-name="ce13" office:value-type="date" office:date-value="2018-03-18">
            <text:p>18/03/18</text:p>
          </table:table-cell>
          <table:table-cell table:style-name="ce4" office:value-type="string">
            <text:p>X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string">
            <text:p>Revoir toutes les popup de confirmation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Bonus : carton jaune = but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Bonus : enlever pari truqué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Bonus : pas de remplacements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classique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neur national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Option bonus/malus : sélection des bonus au choix</text:p>
          </table:table-cell>
          <table:table-cell table:style-name="ce13" office:value-type="date" office:date-value="2018-03-16">
            <text:p>16/03/18</text:p>
          </table:table-cell>
          <table:table-cell table:style-name="ce4" office:value-type="string">
            <text:p>X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jout caricature en fin de ligu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3">
          <table:table-cell office:value-type="string">
            <text:p>TVE</text:p>
          </table:table-cell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jouter lien score en direct sur écran « Mon bureau »</text:p>
          </table:table-cell>
          <table:table-cell table:style-name="ce13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Prise en compte des buts réels des titulaires lors journée en cours</text:p>
          </table:table-cell>
          <table:table-cell table:style-name="ce13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11" office:value-type="string">
            <text:p>Script calculant le classement : prendre en compte les points, puis diff de buts, puis diff de bonus</text:p>
          </table:table-cell>
          <table:table-cell table:style-name="ce13" office:value-type="date" office:date-value="2018-03-10">
            <text:p>10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>
            <text:p>Forum de la ligue</text:p>
          </table:table-cell>
          <table:table-cell table:number-columns-repeated="1022"/>
        </table:table-row>
        <table:table-row table:style-name="ro3">
          <table:table-cell/>
          <table:table-cell table:style-name="ce12" office:value-type="string">
            <text:p>Affichage équipe type + équipe pipe dans écran Classement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tonton pat dans écran Calendrier</text:p>
          </table:table-cell>
          <table:table-cell table:style-name="ce13" office:value-type="date" office:date-value="2018-02-17">
            <text:p>17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exempt dans calendrier pour les ligues avec un nombre impair</text:p>
          </table:table-cell>
          <table:table-cell table:style-name="ce13" office:value-type="date" office:date-value="2018-03-03">
            <text:p>0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nb coachs dans ligue lors création équipe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curseur pour les remplacement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VE</text:p>
          </table:table-cell>
          <table:table-cell table:style-name="ce8" office:value-type="string">
            <text:p>Prendre en compte statut 3 pour le cal_reel dans calendrier.php</text:p>
          </table:table-cell>
          <table:table-cell table:style-name="ce13" office:value-type="date" office:date-value="2018-03-09">
            <text:p>09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Prendre en compte images brassard et gardien issu du club dans calendrier.php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ffichage bonus mystère quand journée en cour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Chercher pourquoi budget_restant pas mis à jour dans équipe</text:p>
          </table:table-cell>
          <table:table-cell table:style-name="ce13" office:value-type="date" office:date-value="2018-03-18">
            <text:p>18/03/18</text:p>
          </table:table-cell>
          <table:table-cell table:style-name="ce4" office:value-type="string">
            <text:p>X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des bonus avec img dans écran équipe</text:p>
          </table:table-cell>
          <table:table-cell table:style-name="ce13" office:value-type="date" office:date-value="2018-03-17">
            <text:p>17/03/18</text:p>
          </table:table-cell>
          <table:table-cell table:style-name="ce4" office:value-type="string">
            <text:p>X</text:p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expert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pipe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national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coupe/à la journée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4" table:number-rows-repeated="26">
          <table:table-cell table:number-columns-repeated="1024"/>
        </table:table-row>
        <table:table-row table:style-name="ro4">
          <table:table-cell/>
          <table:table-cell>
            <draw:frame table:end-cell-address="DEV.B109" table:end-x="0.475cm" table:end-y="0.026cm" draw:z-index="0" draw:name="http://localhost:81/souris/web/img/brassard_capitaine.jpg" draw:style-name="gr1" draw:text-style-name="P1" svg:width="0.475cm" svg:height="0.478cm" svg:x="0cm" svg:y="0cm">
              <draw:image xlink:href="http://localhost:81/souris/web/img/brassard_capitaine.jp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4" table:number-rows-repeated="10484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G" table:style-name="ta1" table:print="false">
        <table:table-column table:style-name="co4" table:default-cell-style-name="ce15"/>
        <table:table-column table:style-name="co1" table:default-cell-style-name="ce15"/>
        <table:table-column table:style-name="co5" table:default-cell-style-name="Default"/>
        <table:table-column table:style-name="co1" table:number-columns-repeated="3" table:default-cell-style-name="ce15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Journée</text:p>
          </table:table-cell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office:value-type="string">
            <text:p>Commentaire</text:p>
          </table:table-cell>
          <table:table-cell table:style-name="ce1" table:number-columns-repeated="1017"/>
        </table:table-row>
        <table:table-row table:style-name="ro2">
          <table:table-cell table:style-name="ce2" table:number-columns-repeated="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8"/>
        </table:table-row>
        <table:table-row table:style-name="ro3">
          <table:table-cell table:style-name="ce4" office:value-type="string">
            <text:p>27 (23/25 fév)</text:p>
          </table:table-cell>
          <table:table-cell table:style-name="ce4" office:value-type="string">
            <text:p>MPL</text:p>
          </table:table-cell>
          <table:table-cell table:style-name="ce8" office:value-type="string">
            <text:p>Ajout title sur bonus dans écran Calendrier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3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0 sur certaines notes quand statut « en cours » =&gt; le 0 n'apparait plus quand statut « Terminé »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Pas de prise en compte des stats avec note à 0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Id joueur réel adverse pas mis à jour sur bonus « Dîner »</text:p>
          </table:table-cell>
          <table:table-cell table:style-name="ce13" office:value-type="date" office:date-value="2018-03-12">
            <text:p>12/03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Présence de numéro définitif à 0 =&gt; NULL attendu</text:p>
          </table:table-cell>
          <table:table-cell table:style-name="ce13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3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tactique 4-1-2-3 au lieu de 4-3-3</text:p>
          </table:table-cell>
          <table:table-cell table:style-name="ce13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Modif nomenclature_tactique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ajout du numero_definitif pour un joueur n'ayant pas joué et n'ayant pas pu être remplacé (tonton pat).</text:p>
          </table:table-cell>
          <table:table-cell table:style-name="ce13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score de Gaeul affiche 6 au lieu de 7 (csc pas pris en compte?)</text:p>
          </table:table-cell>
          <table:table-cell table:style-name="ce13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3">
          <table:table-cell table:style-name="ce4" table:number-columns-repeated="2"/>
          <table:table-cell table:style-name="ce8" office:value-type="string">
            <text:p>Script : note des remplaçants qui ne rentrent pas stockées en BDD</text:p>
          </table:table-cell>
          <table:table-cell table:style-name="ce4" table:number-columns-repeated="3"/>
          <table:table-cell table:style-name="ce8" office:value-type="string">
            <text:p>Non reproduit en journée 29</text:p>
          </table:table-cell>
          <table:table-cell table:style-name="ce8" table:number-columns-repeated="1017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14" office:value-type="string">
            <text:p>28 (02/04 mars)</text:p>
          </table:table-cell>
          <table:table-cell table:style-name="ce14" office:value-type="string">
            <text:p>MPL</text:p>
          </table:table-cell>
          <table:table-cell table:style-name="ce9" office:value-type="string">
            <text:p>IHM : Comptage -1 dans la moyenne ATT car pas prise en compte du milieu qui remplace un ATT</text:p>
          </table:table-cell>
          <table:table-cell table:style-name="ce16" office:value-type="date" office:date-value="2018-03-05">
            <text:p>05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Prise en compte numDef au lieu du poste</text:p>
          </table:table-cell>
          <table:table-cell table:style-name="ce9"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IHM : Problème affichage quand remplacement trop long</text:p>
          </table:table-cell>
          <table:table-cell table:style-name="ce16" office:value-type="date" office:date-value="2018-03-13">
            <text:p>13/03/18</text:p>
          </table:table-cell>
          <table:table-cell table:number-columns-repeated="2" table:style-name="ce14" office:value-type="string">
            <text:p>X</text:p>
          </table:table-cell>
          <table:table-cell table:style-name="ce9" table:number-columns-repeated="1018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Joueurs avec bonus erronés</text:p>
          </table:table-cell>
          <table:table-cell table:style-name="ce16" office:value-type="date" office:date-value="2018-03-05">
            <text:p>05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Ajout critère sur idLigue dans requête boucle 6 du calcul des confrontations</text:p>
          </table:table-cell>
          <table:table-cell table:style-name="ce9"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Classement des équipes par ligue incorrect</text:p>
          </table:table-cell>
          <table:table-cell table:style-name="ce16" office:value-type="date" office:date-value="2018-03-08">
            <text:p>08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Correction requête mettant à jour le classement</text:p>
          </table:table-cell>
          <table:table-cell table:style-name="ce9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29 (09/11 mars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 office:value-type="string">
            <text:p>30 (16/18 mars)</text:p>
          </table:table-cell>
          <table:table-cell table:style-name="ce14" office:value-type="string">
            <text:p>MPL</text:p>
          </table:table-cell>
          <table:table-cell table:style-name="ce9" office:value-type="string">
            <text:p>IHM : revoir écran « mon équipe » pour équipe exempt</text:p>
          </table:table-cell>
          <table:table-cell table:style-name="ce16" office:value-type="date" office:date-value="2018-03-16">
            <text:p>16/03/18</text:p>
          </table:table-cell>
          <table:table-cell table:number-columns-repeated="2" table:style-name="ce14" office:value-type="string">
            <text:p>X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IHM : ajout message confirmation sur clic bouton « fermer mercato »</text:p>
          </table:table-cell>
          <table:table-cell table:style-name="ce16" office:value-type="date" office:date-value="2018-03-16">
            <text:p>16/03/18</text:p>
          </table:table-cell>
          <table:table-cell table:style-name="ce1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Correction création bonus/malus à la création des équipes : présence bonus « la dech' »</text:p>
          </table:table-cell>
          <table:table-cell table:style-name="ce16" office:value-type="date" office:date-value="2018-03-17">
            <text:p>17/03/18</text:p>
          </table:table-cell>
          <table:table-cell table:style-name="ce1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initialisation compo se basant sur la mauvaise équipe</text:p>
          </table:table-cell>
          <table:table-cell table:style-name="ce16" office:value-type="date" office:date-value="2018-03-16">
            <text:p>16/03/18</text:p>
          </table:table-cell>
          <table:table-cell table:style-name="ce1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IHM : impossibilité de faire 3 changements au milieu</text:p>
          </table:table-cell>
          <table:table-cell table:style-name="ce16" office:value-type="date" office:date-value="2018-03-17">
            <text:p>17/03/18</text:p>
          </table:table-cell>
          <table:table-cell table:style-name="ce14" office:value-type="string">
            <text:p>X</text:p>
          </table:table-cell>
          <table:table-cell/>
          <table:table-cell office:value-type="string">
            <text:p>Bug non reproduit mais correctif apporté dans certains cas</text:p>
          </table:table-cell>
          <table:table-cell table:number-columns-repeated="1017"/>
        </table:table-row>
        <table:table-row table:style-name="ro5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maj score non faite quand statut passe à 2</text:p>
          </table:table-cell>
          <table:table-cell table:style-name="ce16" office:value-type="date" office:date-value="2018-03-22">
            <text:p>22/03/18</text:p>
          </table:table-cell>
          <table:table-cell table:style-name="ce14" office:value-type="string">
            <text:p>X</text:p>
          </table:table-cell>
          <table:table-cell table:number-columns-repeated="1019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23/03/2018</text:date>, <text:time>09:2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3-23T09:21:05.44</dc:date>
    <dc:creator>Max Plaiz</dc:creator>
    <meta:editing-duration>P1DT8H30M7S</meta:editing-duration>
    <meta:editing-cycles>69</meta:editing-cycles>
    <meta:generator>OpenOffice/4.1.3$Win32 OpenOffice.org_project/413m1$Build-9783</meta:generator>
    <meta:document-statistic meta:table-count="2" meta:cell-count="219" meta:object-count="1"/>
  </office:meta>
</office:document-meta>
</file>